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Não apenas padrão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Não apenas padrão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 table:number-rows-repeated="14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3:34:30.776375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3T13:34:41.178950818</dc:date>
    <meta:editing-duration>PT52M47S</meta:editing-duration>
    <meta:editing-cycles>12</meta:editing-cycles>
    <meta:generator>LibreOffice/5.2.7.2$Linux_X86_64 LibreOffice_project/20m0$Build-2</meta:generator>
    <meta:document-statistic meta:table-count="6" meta:cell-count="37" meta:object-count="0"/>
  </office:meta>
</office:document-meta>
</file>